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aisyPlugin.getImageDescriptor( String 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isyPlugin.start( Bundle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isyPlugin.DaisyPlugi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isyPlugin.stop( Bundle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aisyPlugin.getDefaul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